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88cm" style:rel-column-width="26551*"/>
    </style:style>
    <style:style style:name="Tableau1.C" style:family="table-column">
      <style:table-column-properties style:column-width="6.89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1" style:family="table-row">
      <style:table-row-properties style:min-row-height="0.504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612cm" style:rel-column-width="6212*"/>
    </style:style>
    <style:style style:name="Tableau2.B" style:family="table-column">
      <style:table-column-properties style:column-width="6.888cm" style:rel-column-width="26551*"/>
    </style:style>
    <style:style style:name="Tableau2.C" style:family="table-column">
      <style:table-column-properties style:column-width="6.89cm" style:rel-column-width="26557*"/>
    </style:style>
    <style:style style:name="Tableau2.D" style:family="table-column">
      <style:table-column-properties style:column-width="1.612cm" style:rel-column-width="6215*"/>
    </style:style>
    <style:style style:name="Tableau2.1" style:family="table-row">
      <style:table-row-properties style:min-row-height="0.504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0.506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18899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18899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1018899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423fc1" officeooo:paragraph-rsid="00d7aa74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rsid="004eab23" officeooo:paragraph-rsid="00edf037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/>
      <style:text-properties fo:color="#808080" style:font-name="Liberation Mono" fo:font-size="7pt" officeooo:rsid="004eab23" officeooo:paragraph-rsid="00f7dceb" style:font-size-asian="7pt" style:font-size-complex="7pt"/>
    </style:style>
    <style:style style:name="P16" style:family="paragraph" style:parent-style-name="Table_20_Contents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7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18" style:family="paragraph" style:parent-style-name="Table_20_Contents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20" style:family="paragraph" style:parent-style-name="Table_20_Contents">
      <style:paragraph-properties fo:line-height="115%"/>
      <style:text-properties style:font-name="Liberation Mono" fo:font-size="10pt" officeooo:rsid="00d91937" officeooo:paragraph-rsid="00edf037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paragraph-rsid="00f7dceb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6pt" fo:font-weight="bold" officeooo:rsid="00e91e1b" officeooo:paragraph-rsid="00e91e1b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color="#808080" style:font-name="Liberation Mono" fo:font-size="8pt" officeooo:rsid="00f5bffd" officeooo:paragraph-rsid="00f7dceb" style:font-size-asian="8pt" style:font-size-complex="8pt"/>
    </style:style>
    <style:style style:name="P24" style:family="paragraph" style:parent-style-name="Standard" style:list-style-name="L1">
      <style:paragraph-properties fo:margin-left="0cm" fo:margin-right="3.048cm" fo:margin-top="0cm" fo:margin-bottom="0.305cm" loext:contextual-spacing="false" fo:line-height="115%" fo:text-indent="0cm" style:auto-text-indent="false">
        <style:tab-stops/>
      </style:paragraph-properties>
      <style:text-properties style:font-name="Liberation Mono" fo:font-size="10pt" officeooo:rsid="004eab23" officeooo:paragraph-rsid="00edf037" style:font-size-asian="10pt" style:font-size-complex="10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e831e4" style:font-name-asian="Symbola" style:font-size-asian="8pt" style:font-name-complex="Symbola" style:font-size-complex="8pt"/>
    </style:style>
    <style:style style:name="T4" style:family="text">
      <style:text-properties officeooo:rsid="00d7aa74"/>
    </style:style>
    <style:style style:name="T5" style:family="text">
      <style:text-properties officeooo:rsid="00ec56a6"/>
    </style:style>
    <style:style style:name="T6" style:family="text">
      <style:text-properties officeooo:rsid="0053ca89"/>
    </style:style>
    <style:style style:name="T7" style:family="text">
      <style:text-properties officeooo:rsid="00523e00"/>
    </style:style>
    <style:style style:name="T8" style:family="text">
      <style:text-properties fo:font-weight="bold" officeooo:rsid="00523e00" style:font-weight-asian="bold" style:font-weight-complex="bold"/>
    </style:style>
    <style:style style:name="T9" style:family="text">
      <style:text-properties officeooo:rsid="00ef0490"/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FOOT"/>
        <text:variable-decl office:value-type="string" text:name="SCHOOL_CITY_FOOT"/>
        <text:variable-decl office:value-type="string" text:name="SCHOOL_EMAIL_FOOT"/>
        <text:variable-decl office:value-type="string" text:name="SCHOOL_NAME_FOOT"/>
        <text:variable-decl office:value-type="string" text:name="SCHOOL_PHONE_FOOT"/>
        <text:variable-decl office:value-type="string" text:name="SCHOOL_ZIPCODE_FOOT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28565334752">
          <table:table-cell table:style-name="Tableau7.A1" office:value-type="string">
            <text:p text:style-name="P14"><text:variable-set text:name="SCHOOL_NAME" office:value-type="string">SCHOOL_NAME</text:variable-set></text:p>
            <text:p text:style-name="P5"><text:variable-set text:name="SCHOOL_ADDRESS1" office:value-type="string">SCHOOL_ADDRESS1</text:variable-set></text:p>
            <text:p text:style-name="P5"><text:variable-set text:name="SCHOOL_ZIPCODE" office:value-type="string">SCHOOL_ZIPCODE</text:variable-set><text:s/><text:variable-set text:name="SCHOOL_CITY" office:value-type="string">SCHOOL_CITY</text:variable-set></text:p>
            <text:p text:style-name="P5"><text:variable-set text:name="SCHOOL_PHONE" office:value-type="string">SCHOOL_PHONE</text:variable-set></text:p>
            <text:p text:style-name="P5"><text:variable-set text:name="SCHOOL_EMAIL" office:value-type="string">SCHOOL_EMAIL</text:variable-set></text:p>
          </table:table-cell>
          <table:table-cell table:style-name="Tableau7.A1" office:value-type="string">
            <text:p text:style-name="P22"><text:span text:style-name="T9">Attestation</text:span> <text:span text:style-name="T5">d’</text:span>inscrip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28566639536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5"><text:variable-set text:name="USER_ADRESS1" office:value-type="string">USER_ADRESS1</text:variable-set></text:p>
            <text:p text:style-name="P5"><text:variable-set text:name="USER_ZIPCODE" office:value-type="string">USER_ZIPCODE</text:variable-set><text:s/><text:variable-set text:name="USER_CITY" office:value-type="string">USER_CITY</text:variable-set></text:p>
            <text:p text:style-name="P5"/>
            <text:p text:style-name="P5"/>
            <text:p text:style-name="P5"/>
            <text:p text:style-name="P4">Laon, le <text:date style:data-style-name="N20076" text:date-value="2021-09-09T10:59:27.295658891">9 septembre 2021</text:date></text:p>
          </table:table-cell>
        </table:table-row>
      </table:table>
      <text:p text:style-name="P6"/>
      <text:p text:style-name="P6"/>
      <text:p text:style-name="P11">Références : Dossier n°<text:variable-set text:name="USER_NUM_INSCR" office:value-type="string">USER_NUM_INSCR</text:variable-set></text:p>
      <text:p text:style-name="P11"/>
      <text:p text:style-name="P11"/>
      <text:p text:style-name="P7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0"/>
      <text:p text:style-name="P13">Nous, centre de passation du <text:span text:style-name="T4"><text:variable-set text:name="TEST" office:value-type="string">TEST</text:variable-set></text:span><text:s/>par convention avec le C.I.E.P. (centre international d’études pédagogiques), attestons que </text:p>
      <text:p text:style-name="P5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Nom et prénom</text:p>
          </table:table-cell>
          <table:table-cell table:style-name="Tableau1.A1" office:value-type="string">
            <text:p text:style-name="P8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18"/>
          </table:table-cell>
        </table:table-row>
        <table:table-row table:style-name="TableLine94728566751056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Adresse</text:p>
          </table:table-cell>
          <table:table-cell table:style-name="Tableau1.A1" office:value-type="string">
            <text:p text:style-name="P8"><text:variable-set text:name="USER_ADRESS1" office:value-type="string">USER_ADRESS1</text:variable-set></text:p>
            <text:p text:style-name="P8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18"/>
          </table:table-cell>
        </table:table-row>
      </table:table>
      <text:p text:style-name="P8"/>
      <text:p text:style-name="P8"/>
      <text:list xml:id="list4103797412" text:style-name="L1">
        <text:list-header>
          <text:p text:style-name="P24"><text:span text:style-name="T6">a régulièrement procédé à son inscription à l’épreuve</text:span> TCF suivante <text:span text:style-name="T7">et </text:span><text:span text:style-name="T8">en a réglé tous les droits</text:span><text:span text:style-name="T7"> </text:span>:</text:p>
        </text:list-header>
      </text:list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Examen</text:p>
          </table:table-cell>
          <table:table-cell table:style-name="Tableau2.A1" office:value-type="string">
            <text:p text:style-name="P19"><text:span text:style-name="T4"><text:variable-set text:name="TEST" office:value-type="string">TEST</text:variable-set></text:span><text:span text:style-name="T4"><text:s/></text:span><text:span text:style-name="T4"><text:variable-set text:name="LEVEL" office:value-type="string">LEVEL</text:variable-set></text:span></text:p>
          </table:table-cell>
          <table:table-cell table:style-name="Tableau2.A1" office:value-type="string">
            <text:p text:style-name="P19"/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Date de la session</text:p>
          </table:table-cell>
          <table:table-cell table:style-name="Tableau2.A1" office:value-type="string">
            <text:p text:style-name="P19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2.A1" office:value-type="string">
            <text:p text:style-name="P19"/>
          </table:table-cell>
        </table:table-row>
      </table:table>
      <text:p text:style-name="P9"/>
      <text:p text:style-name="P13"/>
      <text:p text:style-name="P13">Fait pour valoir ce que de droit,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Line94728566806544"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3">Cachet de l’entrepris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18899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18899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1018899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FOOT"/>
          <text:variable-decl office:value-type="string" text:name="SCHOOL_CITY_FOOT"/>
          <text:variable-decl office:value-type="string" text:name="SCHOOL_EMAIL_FOOT"/>
          <text:variable-decl office:value-type="string" text:name="SCHOOL_NAME_FOOT"/>
          <text:variable-decl office:value-type="string" text:name="SCHOOL_PHONE_FOOT"/>
          <text:variable-decl office:value-type="string" text:name="SCHOOL_ZIPCODE_FOOT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FOOT" office:value-type="string">SCHOOL_NAME_FOOT</text:variable-set><text:s/><text:variable-set text:name="SCHOOL_ADDRESS1_FOOT" office:value-type="string">SCHOOL_ADDRESS1_FOOT</text:variable-set></text:p>
        <text:p text:style-name="MP2"><text:variable-set text:name="SCHOOL_ZIPCODE_FOOT" office:value-type="string">SCHOOL_ZIPCODE_FOOT</text:variable-set><text:s text:c="2"/><text:variable-set text:name="SCHOOL_CITY_FOOT" office:value-type="string">SCHOOL_CITY_FOOT</text:variable-set><text:s/></text:p>
        <text:p text:style-name="MP3"><text:span text:style-name="MT2">Email : </text:span><text:span text:style-name="MT2"><text:variable-set text:name="SCHOOL_EMAIL_FOOT" office:value-type="string">SCHOOL_EMAIL_FOOT</text:variable-set></text:span><text:span text:style-name="MT2"><text:s/></text:span><text:span text:style-name="MT3">| </text:span><text:span text:style-name="MT2">Phone: </text:span><text:span text:style-name="MT2"><text:variable-set text:name="SCHOOL_PHONE_FOOT" office:value-type="string">SCHOOL_PHONE_FOOT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9T10:59:27.221440776</dc:date>
    <meta:editing-duration>PT10H58M36S</meta:editing-duration>
    <meta:editing-cycles>193</meta:editing-cycles>
    <meta:generator>LibreOffice/6.4.7.2$Linux_X86_64 LibreOffice_project/40$Build-2</meta:generator>
    <meta:document-statistic meta:table-count="4" meta:image-count="0" meta:object-count="0" meta:page-count="1" meta:paragraph-count="30" meta:word-count="107" meta:character-count="840" meta:non-whitespace-character-count="760"/>
  </office:meta>
</office:document-meta>
</file>